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8.15in" svg:height="5.0614in" svg:x="5.3201in" svg:y="5.8461in">
            <draw:object draw:notify-on-update-of-ranges="Rewards.A14:Rewards.A28 Rewards.B13:Rewards.B13 Rewards.B14:Rewards.B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713in" svg:height="4.674in" svg:x="5.3965in" svg:y="0.8059in">
            <draw:object draw:notify-on-update-of-ranges="Rewards.A3:Rewards.A11 Rewards.B2:Rewards.B2 Rewards.B3:Rewards.B11 Rewards.C2:Rewards.C2 Rewards.C3:Rewards.C11 Rewards.D2:Rewards.D2 Rewards.D3:Rewards.D11 Rewards.E2:Rewards.E2 Rewards.E3:Rewards.E11 Rewards.F2:Rewards.F2 Rewards.F3:Rewards.F11 Rewards.G2:Rewards.G2 Rewards.G3:Rewards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Mid-no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Any-no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noT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42999.76" calcext:value-type="float">
            <text:p>42999.76</text:p>
          </table:table-cell>
          <table:table-cell table:style-name="ce3" office:value-type="float" office:value="42687.58" calcext:value-type="float">
            <text:p>42687.58</text:p>
          </table:table-cell>
          <table:table-cell table:style-name="ce3" office:value-type="float" office:value="46882.35" calcext:value-type="float">
            <text:p>46882.35</text:p>
          </table:table-cell>
          <table:table-cell table:style-name="ce3" office:value-type="float" office:value="47553.91" calcext:value-type="float">
            <text:p>47553.91</text:p>
          </table:table-cell>
          <table:table-cell table:style-name="ce3" office:value-type="float" office:value="46908.33" calcext:value-type="float">
            <text:p>46908.33</text:p>
          </table:table-cell>
          <table:table-cell table:style-name="ce3" office:value-type="float" office:value="47674.89" calcext:value-type="float">
            <text:p>47674.89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6225.02" calcext:value-type="float">
            <text:p>46225.02</text:p>
          </table:table-cell>
          <table:table-cell table:style-name="ce3" office:value-type="float" office:value="46208.43" calcext:value-type="float">
            <text:p>46208.43</text:p>
          </table:table-cell>
          <table:table-cell table:style-name="ce3" office:value-type="float" office:value="48027.43" calcext:value-type="float">
            <text:p>48027.43</text:p>
          </table:table-cell>
          <table:table-cell table:style-name="ce3" office:value-type="float" office:value="48633.53" calcext:value-type="float">
            <text:p>48633.53</text:p>
          </table:table-cell>
          <table:table-cell table:style-name="ce3" office:value-type="float" office:value="48263.98" calcext:value-type="float">
            <text:p>48263.98</text:p>
          </table:table-cell>
          <table:table-cell table:style-name="ce3" office:value-type="float" office:value="48710.13" calcext:value-type="float">
            <text:p>48710.13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7829.35" calcext:value-type="float">
            <text:p>47829.35</text:p>
          </table:table-cell>
          <table:table-cell table:style-name="ce3" office:value-type="float" office:value="47854.59" calcext:value-type="float">
            <text:p>47854.59</text:p>
          </table:table-cell>
          <table:table-cell table:style-name="ce3" office:value-type="float" office:value="48445.63" calcext:value-type="float">
            <text:p>48445.63</text:p>
          </table:table-cell>
          <table:table-cell table:style-name="ce3" office:value-type="float" office:value="48834.18" calcext:value-type="float">
            <text:p>48834.18</text:p>
          </table:table-cell>
          <table:table-cell table:style-name="ce3" office:value-type="float" office:value="48427.93" calcext:value-type="float">
            <text:p>48427.93</text:p>
          </table:table-cell>
          <table:table-cell table:style-name="ce3" office:value-type="float" office:value="49140.5" calcext:value-type="float">
            <text:p>49140.50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48144.94" calcext:value-type="float">
            <text:p>48144.94</text:p>
          </table:table-cell>
          <table:table-cell table:style-name="ce3" office:value-type="float" office:value="48157.78" calcext:value-type="float">
            <text:p>48157.78</text:p>
          </table:table-cell>
          <table:table-cell table:style-name="ce3" office:value-type="float" office:value="48546.15" calcext:value-type="float">
            <text:p>48546.15</text:p>
          </table:table-cell>
          <table:table-cell table:style-name="ce3" office:value-type="float" office:value="48779.86" calcext:value-type="float">
            <text:p>48779.86</text:p>
          </table:table-cell>
          <table:table-cell table:style-name="ce3" office:value-type="float" office:value="48496.14" calcext:value-type="float">
            <text:p>48496.14</text:p>
          </table:table-cell>
          <table:table-cell table:style-name="ce3" office:value-type="float" office:value="49046.8" calcext:value-type="float">
            <text:p>49046.80</text:p>
          </table:table-cell>
          <table:table-cell table:number-columns-repeated="2"/>
          <table:table-cell table:style-name="ce7"/>
          <table:table-cell table:number-columns-repeated="3"/>
          <table:table-cell table:style-name="ce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48022.85" calcext:value-type="float">
            <text:p>48022.85</text:p>
          </table:table-cell>
          <table:table-cell table:style-name="ce3" office:value-type="float" office:value="48418.07" calcext:value-type="float">
            <text:p>48418.07</text:p>
          </table:table-cell>
          <table:table-cell table:style-name="ce3" office:value-type="float" office:value="48496.67" calcext:value-type="float">
            <text:p>48496.67</text:p>
          </table:table-cell>
          <table:table-cell table:style-name="ce3" office:value-type="float" office:value="48625.36" calcext:value-type="float">
            <text:p>48625.36</text:p>
          </table:table-cell>
          <table:table-cell table:style-name="ce3" office:value-type="float" office:value="48338.06" calcext:value-type="float">
            <text:p>48338.06</text:p>
          </table:table-cell>
          <table:table-cell table:style-name="ce3" office:value-type="float" office:value="48906.64" calcext:value-type="float">
            <text:p>48906.64</text:p>
          </table:table-cell>
          <table:table-cell table:number-columns-repeated="2"/>
          <table:table-cell table:style-name="ce7"/>
          <table:table-cell table:number-columns-repeated="3"/>
          <table:table-cell table:style-name="ce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48008.73" calcext:value-type="float">
            <text:p>48008.73</text:p>
          </table:table-cell>
          <table:table-cell table:style-name="ce3" office:value-type="float" office:value="48088.3" calcext:value-type="float">
            <text:p>48088.30</text:p>
          </table:table-cell>
          <table:table-cell table:style-name="ce3" office:value-type="float" office:value="48315.15" calcext:value-type="float">
            <text:p>48315.15</text:p>
          </table:table-cell>
          <table:table-cell table:style-name="ce3" office:value-type="float" office:value="48709.15" calcext:value-type="float">
            <text:p>48709.15</text:p>
          </table:table-cell>
          <table:table-cell table:style-name="ce3" office:value-type="float" office:value="48058.65" calcext:value-type="float">
            <text:p>48058.65</text:p>
          </table:table-cell>
          <table:table-cell table:style-name="ce3" office:value-type="float" office:value="48638.48" calcext:value-type="float">
            <text:p>48638.48</text:p>
          </table:table-cell>
          <table:table-cell table:number-columns-repeated="2"/>
          <table:table-cell table:style-name="ce7"/>
          <table:table-cell table:number-columns-repeated="3"/>
          <table:table-cell table:style-name="ce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47838.29" calcext:value-type="float">
            <text:p>47838.29</text:p>
          </table:table-cell>
          <table:table-cell table:style-name="ce3" office:value-type="float" office:value="47946.22" calcext:value-type="float">
            <text:p>47946.22</text:p>
          </table:table-cell>
          <table:table-cell table:style-name="ce3" office:value-type="float" office:value="47937.65" calcext:value-type="float">
            <text:p>47937.65</text:p>
          </table:table-cell>
          <table:table-cell table:style-name="ce3" office:value-type="float" office:value="48278.69" calcext:value-type="float">
            <text:p>48278.69</text:p>
          </table:table-cell>
          <table:table-cell table:style-name="ce3" office:value-type="float" office:value="47992.55" calcext:value-type="float">
            <text:p>47992.55</text:p>
          </table:table-cell>
          <table:table-cell table:style-name="ce3" office:value-type="float" office:value="48423.9" calcext:value-type="float">
            <text:p>48423.90</text:p>
          </table:table-cell>
          <table:table-cell table:number-columns-repeated="2"/>
          <table:table-cell table:style-name="ce8"/>
          <table:table-cell table:number-columns-repeated="3"/>
          <table:table-cell table:style-name="ce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47743.86" calcext:value-type="float">
            <text:p>47743.86</text:p>
          </table:table-cell>
          <table:table-cell table:style-name="ce3" office:value-type="float" office:value="47843.03" calcext:value-type="float">
            <text:p>47843.03</text:p>
          </table:table-cell>
          <table:table-cell table:style-name="ce3" office:value-type="float" office:value="47743.33" calcext:value-type="float">
            <text:p>47743.33</text:p>
          </table:table-cell>
          <table:table-cell table:style-name="ce3" office:value-type="float" office:value="48268.48" calcext:value-type="float">
            <text:p>48268.48</text:p>
          </table:table-cell>
          <table:table-cell table:style-name="ce3" office:value-type="float" office:value="47960.82" calcext:value-type="float">
            <text:p>47960.82</text:p>
          </table:table-cell>
          <table:table-cell table:style-name="ce3" office:value-type="float" office:value="48282.57" calcext:value-type="float">
            <text:p>48282.57</text:p>
          </table:table-cell>
          <table:table-cell table:number-columns-repeated="2"/>
          <table:table-cell table:style-name="ce7"/>
          <table:table-cell table:number-columns-repeated="3"/>
          <table:table-cell table:style-name="ce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47472.83" calcext:value-type="float">
            <text:p>47472.83</text:p>
          </table:table-cell>
          <table:table-cell table:style-name="ce3" office:value-type="float" office:value="47875.57" calcext:value-type="float">
            <text:p>47875.57</text:p>
          </table:table-cell>
          <table:table-cell table:style-name="ce3" office:value-type="float" office:value="47665.69" calcext:value-type="float">
            <text:p>47665.69</text:p>
          </table:table-cell>
          <table:table-cell table:style-name="ce3" office:value-type="float" office:value="47859.79" calcext:value-type="float">
            <text:p>47859.79</text:p>
          </table:table-cell>
          <table:table-cell table:style-name="ce3" office:value-type="float" office:value="47374.26" calcext:value-type="float">
            <text:p>47374.26</text:p>
          </table:table-cell>
          <table:table-cell table:style-name="ce3" office:value-type="float" office:value="48092.36" calcext:value-type="float">
            <text:p>48092.36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9"/>
        </table:table-row>
        <table:table-row table:style-name="ro1">
          <table:table-cell/>
          <table:table-cell table:style-name="ce4" table:number-columns-repeated="6"/>
          <table:table-cell table:number-columns-repeated="2"/>
          <table:table-cell table:style-name="ce7" table:number-columns-repeated="2"/>
          <table:table-cell table:number-columns-repeated="2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QDT</text:p>
          </table:table-cell>
          <table:table-cell table:style-name="ce1" office:value-type="string" calcext:value-type="string">
            <text:p>Mean stdd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2"/>
          <table:table-cell table:style-name="ce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31481.89" calcext:value-type="float">
            <text:p>31481.89</text:p>
          </table:table-cell>
          <table:table-cell table:style-name="ce3" office:value-type="float" office:value="187.14" calcext:value-type="float">
            <text:p>187.14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2"/>
          <table:table-cell table:style-name="ce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32895.57" calcext:value-type="float">
            <text:p>32895.57</text:p>
          </table:table-cell>
          <table:table-cell table:style-name="ce3" office:value-type="float" office:value="182.86" calcext:value-type="float">
            <text:p>182.86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33468.49" calcext:value-type="float">
            <text:p>33468.49</text:p>
          </table:table-cell>
          <table:table-cell table:style-name="ce3" office:value-type="float" office:value="187.95" calcext:value-type="float">
            <text:p>187.95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33688.91" calcext:value-type="float">
            <text:p>33688.91</text:p>
          </table:table-cell>
          <table:table-cell table:style-name="ce3" office:value-type="float" office:value="189.67" calcext:value-type="float">
            <text:p>189.67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428.89" calcext:value-type="float">
            <text:p>34428.89</text:p>
          </table:table-cell>
          <table:table-cell table:style-name="ce3" office:value-type="float" office:value="199.35" calcext:value-type="float">
            <text:p>199.35</text:p>
          </table:table-cell>
          <table:table-cell table:style-name="ce4" table:number-columns-repeated="4"/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34527.56" calcext:value-type="float">
            <text:p>34527.56</text:p>
          </table:table-cell>
          <table:table-cell table:style-name="ce3" office:value-type="float" office:value="195.64" calcext:value-type="float">
            <text:p>195.64</text:p>
          </table:table-cell>
          <table:table-cell table:style-name="ce4" table:number-columns-repeated="4"/>
          <table:table-cell table:style-name="ce7" table:number-columns-repeated="4"/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34372.1" calcext:value-type="float">
            <text:p>34372.10</text:p>
          </table:table-cell>
          <table:table-cell table:style-name="ce3" office:value-type="float" office:value="193.51" calcext:value-type="float">
            <text:p>193.51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34162.42" calcext:value-type="float">
            <text:p>34162.42</text:p>
          </table:table-cell>
          <table:table-cell table:style-name="ce3" office:value-type="float" office:value="195.76" calcext:value-type="float">
            <text:p>195.76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33898.14" calcext:value-type="float">
            <text:p>33898.14</text:p>
          </table:table-cell>
          <table:table-cell table:style-name="ce3" office:value-type="float" office:value="201.17" calcext:value-type="float">
            <text:p>201.17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33667.39" calcext:value-type="float">
            <text:p>33667.39</text:p>
          </table:table-cell>
          <table:table-cell table:style-name="ce3" office:value-type="float" office:value="195.57" calcext:value-type="float">
            <text:p>195.57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33580.92" calcext:value-type="float">
            <text:p>33580.92</text:p>
          </table:table-cell>
          <table:table-cell table:style-name="ce3" office:value-type="float" office:value="200.76" calcext:value-type="float">
            <text:p>200.76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33204.1" calcext:value-type="float">
            <text:p>33204.10</text:p>
          </table:table-cell>
          <table:table-cell table:style-name="ce3" office:value-type="float" office:value="207.74" calcext:value-type="float">
            <text:p>207.74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float" office:value="33251.49" calcext:value-type="float">
            <text:p>33251.49</text:p>
          </table:table-cell>
          <table:table-cell table:style-name="ce3" office:value-type="float" office:value="208.35" calcext:value-type="float">
            <text:p>208.35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float" office:value="33233.23" calcext:value-type="float">
            <text:p>33233.23</text:p>
          </table:table-cell>
          <table:table-cell table:style-name="ce3" office:value-type="float" office:value="205.55" calcext:value-type="float">
            <text:p>205.55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float" office:value="33262.15" calcext:value-type="float">
            <text:p>33262.15</text:p>
          </table:table-cell>
          <table:table-cell table:style-name="ce3" office:value-type="float" office:value="214.72" calcext:value-type="float">
            <text:p>214.72</text:p>
          </table:table-cell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float" office:value="32340.23" calcext:value-type="float">
            <text:p>32340.23</text:p>
          </table:table-cell>
          <table:table-cell table:style-name="ce3" office:value-type="float" office:value="227.51" calcext:value-type="float">
            <text:p>227.51</text:p>
          </table:table-cell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float" office:value="31052.86" calcext:value-type="float">
            <text:p>31052.86</text:p>
          </table:table-cell>
          <table:table-cell table:style-name="ce3" office:value-type="float" office:value="251.91" calcext:value-type="float">
            <text:p>251.91</text:p>
          </table:table-cell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31269.07" calcext:value-type="float">
            <text:p>31269.07</text:p>
          </table:table-cell>
          <table:table-cell table:style-name="ce3" office:value-type="float" office:value="255.24" calcext:value-type="float">
            <text:p>255.24</text:p>
          </table:table-cell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0493.2" calcext:value-type="float">
            <text:p>30493.20</text:p>
          </table:table-cell>
          <table:table-cell table:style-name="ce3" office:value-type="float" office:value="261.73" calcext:value-type="float">
            <text:p>261.73</text:p>
          </table:table-cell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 table:number-rows-repeated="106">
          <table:table-cell table:number-columns-repeated="14"/>
        </table:table-row>
        <table:table-row table:style-name="ro1">
          <table:table-cell/>
          <table:table-cell table:style-name="ce6"/>
          <table:table-cell table:number-columns-repeated="12"/>
        </table:table-row>
      </table:table>
      <table:table table:name="Splits" table:style-name="ta1">
        <table:shapes>
          <draw:frame draw:z-index="0" draw:style-name="gr1" draw:text-style-name="P1" svg:width="7.9709in" svg:height="4.3945in" svg:x="5.0276in" svg:y="2.2146in">
            <draw:object draw:notify-on-update-of-ranges="Splits.A3:Splits.A11 Splits.K2:Splits.K2 Splits.K3:Splits.K11 Splits.J2:Splits.J2 Splits.J3:Splits.J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9709in" svg:height="4.3945in" svg:x="13.3331in" svg:y="2.311in">
            <draw:object draw:notify-on-update-of-ranges="Splits.A3:Splits.A11 Splits.K2:Splits.K2 Splits.M3:Splits.M11 Splits.J2:Splits.J2 Splits.L3:Splits.L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7.9709in" svg:height="4.3945in" svg:x="5.3335in" svg:y="6.9335in">
            <draw:object draw:notify-on-update-of-ranges="Splits.A3:Splits.A11 Splits.K2:Splits.K2 Splits.C3:Splits.C11 Splits.J2:Splits.J2 Splits.B3:Splits.B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7.9709in" svg:height="4.3945in" svg:x="13.713in" svg:y="6.9862in">
            <draw:object draw:notify-on-update-of-ranges="Splits.A3:Splits.A11 Splits.K2:Splits.K2 Splits.E3:Splits.E11 Splits.J2:Splits.J2 Splits.D3:Splits.D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7.9709in" svg:height="4.3945in" svg:x="5.3335in" svg:y="11.7335in">
            <draw:object draw:notify-on-update-of-ranges="Splits.A3:Splits.A11 Splits.K2:Splits.K2 Splits.G3:Splits.G11 Splits.J2:Splits.J2 Splits.F3:Splits.F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7.9709in" svg:height="4.3945in" svg:x="14.1028in" svg:y="11.7858in">
            <draw:object draw:notify-on-update-of-ranges="Splits.A3:Splits.A11 Splits.K2:Splits.K2 Splits.I3:Splits.I11 Splits.J2:Splits.J2 Splits.H3:Splits.H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7.9709in" svg:height="4.3945in" svg:x="5.3335in" svg:y="16.5335in">
            <draw:object draw:notify-on-update-of-ranges="Splits.A15:Splits.A29 Splits.K2:Splits.K2 Splits.C15:Splits.C29 Splits.J2:Splits.J2 Splits.B15:Splits.B2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3" table:default-cell-style-name="Default"/>
        <table:table-row table:style-name="ro1">
          <table:table-cell/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Mid-noT</text:p>
          </table:table-cell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Any-noT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ax-no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.35" calcext:value-type="float">
            <text:p>395.35</text:p>
          </table:table-cell>
          <table:table-cell office:value-type="float" office:value="310.01" calcext:value-type="float">
            <text:p>310.01</text:p>
          </table:table-cell>
          <table:table-cell office:value-type="float" office:value="421.05" calcext:value-type="float">
            <text:p>421.05</text:p>
          </table:table-cell>
          <table:table-cell office:value-type="float" office:value="341.18" calcext:value-type="float">
            <text:p>341.18</text:p>
          </table:table-cell>
          <table:table-cell office:value-type="float" office:value="547.37" calcext:value-type="float">
            <text:p>547.37</text:p>
          </table:table-cell>
          <table:table-cell office:value-type="float" office:value="412.33" calcext:value-type="float">
            <text:p>412.33</text:p>
          </table:table-cell>
          <table:table-cell office:value-type="float" office:value="575.43" calcext:value-type="float">
            <text:p>575.43</text:p>
          </table:table-cell>
          <table:table-cell office:value-type="float" office:value="445.65" calcext:value-type="float">
            <text:p>445.65</text:p>
          </table:table-cell>
          <table:table-cell office:value-type="float" office:value="543.41" calcext:value-type="float">
            <text:p>543.41</text:p>
          </table:table-cell>
          <table:table-cell office:value-type="float" office:value="411.24" calcext:value-type="float">
            <text:p>411.24</text:p>
          </table:table-cell>
          <table:table-cell office:value-type="float" office:value="572.43" calcext:value-type="float">
            <text:p>572.43</text:p>
          </table:table-cell>
          <table:table-cell office:value-type="float" office:value="444.31" calcext:value-type="float">
            <text:p>444.3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5.09" calcext:value-type="float">
            <text:p>365.09</text:p>
          </table:table-cell>
          <table:table-cell office:value-type="float" office:value="313.94" calcext:value-type="float">
            <text:p>313.94</text:p>
          </table:table-cell>
          <table:table-cell office:value-type="float" office:value="381.63" calcext:value-type="float">
            <text:p>381.63</text:p>
          </table:table-cell>
          <table:table-cell office:value-type="float" office:value="332.69" calcext:value-type="float">
            <text:p>332.69</text:p>
          </table:table-cell>
          <table:table-cell office:value-type="float" office:value="421.81" calcext:value-type="float">
            <text:p>421.81</text:p>
          </table:table-cell>
          <table:table-cell office:value-type="float" office:value="366.68" calcext:value-type="float">
            <text:p>366.68</text:p>
          </table:table-cell>
          <table:table-cell office:value-type="float" office:value="445.4" calcext:value-type="float">
            <text:p>445.4</text:p>
          </table:table-cell>
          <table:table-cell office:value-type="float" office:value="389.4" calcext:value-type="float">
            <text:p>389.4</text:p>
          </table:table-cell>
          <table:table-cell office:value-type="float" office:value="419.71" calcext:value-type="float">
            <text:p>419.71</text:p>
          </table:table-cell>
          <table:table-cell office:value-type="float" office:value="363.54" calcext:value-type="float">
            <text:p>363.54</text:p>
          </table:table-cell>
          <table:table-cell office:value-type="float" office:value="439.96" calcext:value-type="float">
            <text:p>439.96</text:p>
          </table:table-cell>
          <table:table-cell office:value-type="float" office:value="384.85" calcext:value-type="float">
            <text:p>384.85</text:p>
          </table:table-cell>
          <table:table-cell table:style-name="ce11"/>
          <table:table-cell table:number-columns-repeated="2"/>
          <table:table-cell table:style-name="ce11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.08" calcext:value-type="float">
            <text:p>336.08</text:p>
          </table:table-cell>
          <table:table-cell office:value-type="float" office:value="306.5" calcext:value-type="float">
            <text:p>306.5</text:p>
          </table:table-cell>
          <table:table-cell office:value-type="float" office:value="342.33" calcext:value-type="float">
            <text:p>342.33</text:p>
          </table:table-cell>
          <table:table-cell office:value-type="float" office:value="315.35" calcext:value-type="float">
            <text:p>315.35</text:p>
          </table:table-cell>
          <table:table-cell office:value-type="float" office:value="365.42" calcext:value-type="float">
            <text:p>365.42</text:p>
          </table:table-cell>
          <table:table-cell office:value-type="float" office:value="333.95" calcext:value-type="float">
            <text:p>333.95</text:p>
          </table:table-cell>
          <table:table-cell office:value-type="float" office:value="387.15" calcext:value-type="float">
            <text:p>387.15</text:p>
          </table:table-cell>
          <table:table-cell office:value-type="float" office:value="353.27" calcext:value-type="float">
            <text:p>353.27</text:p>
          </table:table-cell>
          <table:table-cell office:value-type="float" office:value="364.78" calcext:value-type="float">
            <text:p>364.78</text:p>
          </table:table-cell>
          <table:table-cell office:value-type="float" office:value="333.49" calcext:value-type="float">
            <text:p>333.49</text:p>
          </table:table-cell>
          <table:table-cell office:value-type="float" office:value="385.69" calcext:value-type="float">
            <text:p>385.69</text:p>
          </table:table-cell>
          <table:table-cell office:value-type="float" office:value="352.06" calcext:value-type="float">
            <text:p>352.0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0.46" calcext:value-type="float">
            <text:p>310.46</text:p>
          </table:table-cell>
          <table:table-cell office:value-type="float" office:value="291.07" calcext:value-type="float">
            <text:p>291.07</text:p>
          </table:table-cell>
          <table:table-cell office:value-type="float" office:value="315.55" calcext:value-type="float">
            <text:p>315.55</text:p>
          </table:table-cell>
          <table:table-cell office:value-type="float" office:value="298.93" calcext:value-type="float">
            <text:p>298.93</text:p>
          </table:table-cell>
          <table:table-cell office:value-type="float" office:value="330.11" calcext:value-type="float">
            <text:p>330.11</text:p>
          </table:table-cell>
          <table:table-cell office:value-type="float" office:value="309.31" calcext:value-type="float">
            <text:p>309.31</text:p>
          </table:table-cell>
          <table:table-cell office:value-type="float" office:value="350.8" calcext:value-type="float">
            <text:p>350.8</text:p>
          </table:table-cell>
          <table:table-cell office:value-type="float" office:value="326.87" calcext:value-type="float">
            <text:p>326.87</text:p>
          </table:table-cell>
          <table:table-cell office:value-type="float" office:value="328.77" calcext:value-type="float">
            <text:p>328.77</text:p>
          </table:table-cell>
          <table:table-cell office:value-type="float" office:value="307.57" calcext:value-type="float">
            <text:p>307.57</text:p>
          </table:table-cell>
          <table:table-cell office:value-type="float" office:value="348.14" calcext:value-type="float">
            <text:p>348.14</text:p>
          </table:table-cell>
          <table:table-cell office:value-type="float" office:value="324.45" calcext:value-type="float">
            <text:p>324.4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3.8" calcext:value-type="float">
            <text:p>283.8</text:p>
          </table:table-cell>
          <table:table-cell office:value-type="float" office:value="270.52" calcext:value-type="float">
            <text:p>270.52</text:p>
          </table:table-cell>
          <table:table-cell office:value-type="float" office:value="287.76" calcext:value-type="float">
            <text:p>287.76</text:p>
          </table:table-cell>
          <table:table-cell office:value-type="float" office:value="276.04" calcext:value-type="float">
            <text:p>276.04</text:p>
          </table:table-cell>
          <table:table-cell office:value-type="float" office:value="304.12" calcext:value-type="float">
            <text:p>304.12</text:p>
          </table:table-cell>
          <table:table-cell office:value-type="float" office:value="288.29" calcext:value-type="float">
            <text:p>288.29</text:p>
          </table:table-cell>
          <table:table-cell office:value-type="float" office:value="321.22" calcext:value-type="float">
            <text:p>321.22</text:p>
          </table:table-cell>
          <table:table-cell office:value-type="float" office:value="304.64" calcext:value-type="float">
            <text:p>304.64</text:p>
          </table:table-cell>
          <table:table-cell office:value-type="float" office:value="304.51" calcext:value-type="float">
            <text:p>304.51</text:p>
          </table:table-cell>
          <table:table-cell office:value-type="float" office:value="287.92" calcext:value-type="float">
            <text:p>287.92</text:p>
          </table:table-cell>
          <table:table-cell office:value-type="float" office:value="318.57" calcext:value-type="float">
            <text:p>318.57</text:p>
          </table:table-cell>
          <table:table-cell office:value-type="float" office:value="301.07" calcext:value-type="float">
            <text:p>301.0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53.72" calcext:value-type="float">
            <text:p>253.72</text:p>
          </table:table-cell>
          <table:table-cell office:value-type="float" office:value="264.42" calcext:value-type="float">
            <text:p>264.42</text:p>
          </table:table-cell>
          <table:table-cell office:value-type="float" office:value="255.28" calcext:value-type="float">
            <text:p>255.28</text:p>
          </table:table-cell>
          <table:table-cell office:value-type="float" office:value="281.47" calcext:value-type="float">
            <text:p>281.47</text:p>
          </table:table-cell>
          <table:table-cell office:value-type="float" office:value="268.91" calcext:value-type="float">
            <text:p>268.91</text:p>
          </table:table-cell>
          <table:table-cell office:value-type="float" office:value="296" calcext:value-type="float">
            <text:p>296</text:p>
          </table:table-cell>
          <table:table-cell office:value-type="float" office:value="282.75" calcext:value-type="float">
            <text:p>282.75</text:p>
          </table:table-cell>
          <table:table-cell office:value-type="float" office:value="282.52" calcext:value-type="float">
            <text:p>282.52</text:p>
          </table:table-cell>
          <table:table-cell office:value-type="float" office:value="269.78" calcext:value-type="float">
            <text:p>269.78</text:p>
          </table:table-cell>
          <table:table-cell office:value-type="float" office:value="295.39" calcext:value-type="float">
            <text:p>295.39</text:p>
          </table:table-cell>
          <table:table-cell office:value-type="float" office:value="282.06" calcext:value-type="float">
            <text:p>282.0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19" calcext:value-type="float">
            <text:p>243.19</text:p>
          </table:table-cell>
          <table:table-cell office:value-type="float" office:value="235.81" calcext:value-type="float">
            <text:p>235.81</text:p>
          </table:table-cell>
          <table:table-cell office:value-type="float" office:value="243.25" calcext:value-type="float">
            <text:p>243.25</text:p>
          </table:table-cell>
          <table:table-cell office:value-type="float" office:value="236.22" calcext:value-type="float">
            <text:p>236.22</text:p>
          </table:table-cell>
          <table:table-cell office:value-type="float" office:value="263.3" calcext:value-type="float">
            <text:p>263.3</text:p>
          </table:table-cell>
          <table:table-cell office:value-type="float" office:value="253.66" calcext:value-type="float">
            <text:p>253.66</text:p>
          </table:table-cell>
          <table:table-cell office:value-type="float" office:value="274.58" calcext:value-type="float">
            <text:p>274.58</text:p>
          </table:table-cell>
          <table:table-cell office:value-type="float" office:value="263.78" calcext:value-type="float">
            <text:p>263.78</text:p>
          </table:table-cell>
          <table:table-cell office:value-type="float" office:value="261.01" calcext:value-type="float">
            <text:p>261.01</text:p>
          </table:table-cell>
          <table:table-cell office:value-type="float" office:value="250.82" calcext:value-type="float">
            <text:p>250.82</text:p>
          </table:table-cell>
          <table:table-cell office:value-type="float" office:value="273.6" calcext:value-type="float">
            <text:p>273.6</text:p>
          </table:table-cell>
          <table:table-cell office:value-type="float" office:value="263.1" calcext:value-type="float">
            <text:p>263.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.81" calcext:value-type="float">
            <text:p>226.81</text:p>
          </table:table-cell>
          <table:table-cell office:value-type="float" office:value="220.62" calcext:value-type="float">
            <text:p>220.62</text:p>
          </table:table-cell>
          <table:table-cell office:value-type="float" office:value="227.69" calcext:value-type="float">
            <text:p>227.69</text:p>
          </table:table-cell>
          <table:table-cell office:value-type="float" office:value="221.85" calcext:value-type="float">
            <text:p>221.85</text:p>
          </table:table-cell>
          <table:table-cell office:value-type="float" office:value="245.38" calcext:value-type="float">
            <text:p>245.38</text:p>
          </table:table-cell>
          <table:table-cell office:value-type="float" office:value="237.14" calcext:value-type="float">
            <text:p>237.14</text:p>
          </table:table-cell>
          <table:table-cell office:value-type="float" office:value="254.71" calcext:value-type="float">
            <text:p>254.71</text:p>
          </table:table-cell>
          <table:table-cell office:value-type="float" office:value="246.63" calcext:value-type="float">
            <text:p>246.6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37.63" calcext:value-type="float">
            <text:p>237.63</text:p>
          </table:table-cell>
          <table:table-cell office:value-type="float" office:value="253.79" calcext:value-type="float">
            <text:p>253.79</text:p>
          </table:table-cell>
          <table:table-cell office:value-type="float" office:value="245.7" calcext:value-type="float">
            <text:p>245.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56" calcext:value-type="float">
            <text:p>211.56</text:p>
          </table:table-cell>
          <table:table-cell office:value-type="float" office:value="206.65" calcext:value-type="float">
            <text:p>206.65</text:p>
          </table:table-cell>
          <table:table-cell office:value-type="float" office:value="212.25" calcext:value-type="float">
            <text:p>212.2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30.44" calcext:value-type="float">
            <text:p>230.44</text:p>
          </table:table-cell>
          <table:table-cell office:value-type="float" office:value="223.9" calcext:value-type="float">
            <text:p>223.9</text:p>
          </table:table-cell>
          <table:table-cell office:value-type="float" office:value="236.42" calcext:value-type="float">
            <text:p>236.42</text:p>
          </table:table-cell>
          <table:table-cell office:value-type="float" office:value="229.56" calcext:value-type="float">
            <text:p>229.56</text:p>
          </table:table-cell>
          <table:table-cell office:value-type="float" office:value="230.81" calcext:value-type="float">
            <text:p>230.81</text:p>
          </table:table-cell>
          <table:table-cell office:value-type="float" office:value="224.31" calcext:value-type="float">
            <text:p>224.31</text:p>
          </table:table-cell>
          <table:table-cell office:value-type="float" office:value="235.72" calcext:value-type="float">
            <text:p>235.72</text:p>
          </table:table-cell>
          <table:table-cell office:value-type="float" office:value="229.02" calcext:value-type="float">
            <text:p>229.02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QD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 Splits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.48" calcext:value-type="float">
            <text:p>175.48</text:p>
          </table:table-cell>
          <table:table-cell office:value-type="float" office:value="120.33" calcext:value-type="float">
            <text:p>120.33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.56" calcext:value-type="float">
            <text:p>145.56</text:p>
          </table:table-cell>
          <table:table-cell office:value-type="float" office:value="117.07" calcext:value-type="float">
            <text:p>117.0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.63" calcext:value-type="float">
            <text:p>123.63</text:p>
          </table:table-cell>
          <table:table-cell office:value-type="float" office:value="104.56" calcext:value-type="float">
            <text:p>104.56</text:p>
          </table:table-cell>
          <table:table-cell table:style-name="ce11" table:number-columns-repeated="4"/>
          <table:table-cell table:number-columns-repeated="5"/>
          <table:table-cell table:style-name="ce9"/>
          <table:table-cell table:number-columns-repeated="1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office:value-type="float" office:value="104.16" calcext:value-type="float">
            <text:p>104.16</text:p>
          </table:table-cell>
          <table:table-cell office:value-type="float" office:value="91.58" calcext:value-type="float">
            <text:p>91.58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.39" calcext:value-type="float">
            <text:p>91.39</text:p>
          </table:table-cell>
          <table:table-cell office:value-type="float" office:value="83.19" calcext:value-type="float">
            <text:p>83.19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.95" calcext:value-type="float">
            <text:p>80.95</text:p>
          </table:table-cell>
          <table:table-cell office:value-type="float" office:value="75.18" calcext:value-type="float">
            <text:p>75.18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.47" calcext:value-type="float">
            <text:p>72.47</text:p>
          </table:table-cell>
          <table:table-cell office:value-type="float" office:value="68.58" calcext:value-type="float">
            <text:p>68.58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.68" calcext:value-type="float">
            <text:p>65.68</text:p>
          </table:table-cell>
          <table:table-cell office:value-type="float" office:value="62.74" calcext:value-type="float">
            <text:p>62.74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.2" calcext:value-type="float">
            <text:p>60.2</text:p>
          </table:table-cell>
          <table:table-cell office:value-type="float" office:value="58.01" calcext:value-type="float">
            <text:p>58.01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.33" calcext:value-type="float">
            <text:p>55.33</text:p>
          </table:table-cell>
          <table:table-cell office:value-type="float" office:value="53.74" calcext:value-type="float">
            <text:p>53.74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.08" calcext:value-type="float">
            <text:p>51.08</text:p>
          </table:table-cell>
          <table:table-cell office:value-type="float" office:value="49.76" calcext:value-type="float">
            <text:p>49.76</text:p>
          </table:table-cell>
          <table:table-cell table:number-columns-repeated="9"/>
          <table:table-cell table:style-name="ce9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.49" calcext:value-type="float">
            <text:p>47.49</text:p>
          </table:table-cell>
          <table:table-cell office:value-type="float" office:value="46.53" calcext:value-type="float">
            <text:p>46.53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.09" calcext:value-type="float">
            <text:p>44.09</text:p>
          </table:table-cell>
          <table:table-cell office:value-type="float" office:value="43.33" calcext:value-type="float">
            <text:p>43.33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.16" calcext:value-type="float">
            <text:p>41.16</text:p>
          </table:table-cell>
          <table:table-cell office:value-type="float" office:value="40.47" calcext:value-type="float">
            <text:p>40.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.77" calcext:value-type="float">
            <text:p>38.77</text:p>
          </table:table-cell>
          <table:table-cell office:value-type="float" office:value="38.19" calcext:value-type="float">
            <text:p>38.1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.53" calcext:value-type="float">
            <text:p>33.53</text:p>
          </table:table-cell>
          <table:table-cell office:value-type="float" office:value="33.1" calcext:value-type="float">
            <text:p>33.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.65" calcext:value-type="float">
            <text:p>29.65</text:p>
          </table:table-cell>
          <table:table-cell office:value-type="float" office:value="29.32" calcext:value-type="float">
            <text:p>29.32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53" calcext:value-type="float">
            <text:p>26.53</text:p>
          </table:table-cell>
          <table:table-cell office:value-type="float" office:value="26.25" calcext:value-type="float">
            <text:p>26.25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93" calcext:value-type="float">
            <text:p>23.93</text:p>
          </table:table-cell>
          <table:table-cell office:value-type="float" office:value="23.68" calcext:value-type="float">
            <text:p>23.6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7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29:16.47696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3:48:36.851054925</dc:date>
    <meta:editing-duration>PT7H29M29S</meta:editing-duration>
    <meta:editing-cycles>114</meta:editing-cycles>
    <meta:generator>LibreOffice/4.2.8.2$Linux_X86_64 LibreOffice_project/420m0$Build-2</meta:generator>
    <meta:document-statistic meta:table-count="2" meta:cell-count="32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upper-range="Rewards.C14:Rewards.C18" chart:error-lower-range="Rewards.C14:Rewards.C18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arrow-up" chart:symbol-width="0.25cm" chart:symbol-height="0.25cm" chart:link-data-style-to-source="true" chart:error-upper-range="Rewards.C14:Rewards.C18" chart:error-lower-range="Rewards.C14:Rewards.C18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02cm" svg:height="12.857cm" xlink:href=".." xlink:type="simple" chart:class="chart:line" chart:style-name="ch1">
        <chart:title svg:x="6.246cm" svg:y="0.393cm" chart:style-name="ch2">
          <text:p>Total Rewards vs Min Points (1000 runs)</text:p>
        </chart:title>
        <chart:legend svg:x="16.339cm" svg:y="8.525cm" style:legend-expansion="custom" chartooo:width="2.804cm" chartooo:height="2.055cm" style:legend-expansion-aspect-ratio="1.36447688564477" chart:style-name="ch3"/>
        <chart:plot-area chart:style-name="ch4" table:cell-range-address="Rewards.A13:Rewards.B28" chart:data-source-has-labels="both" svg:x="0.414cm" svg:y="1.455cm" svg:width="19.874cm" svg:height="11.145cm">
          <chartooo:coordinate-region svg:x="1.591cm" svg:y="1.654cm" svg:width="18.511cm" svg:height="10.299cm"/>
          <chart:axis chart:dimension="x" chart:name="primary-x" chart:style-name="ch5" chartooo:axis-type="auto">
            <chartooo:date-scale/>
            <chart:categories table:cell-range-address="Rewards.A14:Rewards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14:Rewards.B28" chart:label-cell-address="Rewards.B13:Rewards.B1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T</text:p>
                <draw:g>
                  <svg:desc>Rewards.B13:Rewards.B1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Rewards.A14:Rewards.A28</svg:desc>
                </draw:g>
              </table:table-cell>
              <table:table-cell office:value-type="float" office:value="31481.89">
                <text:p>31481.89</text:p>
                <draw:g>
                  <svg:desc>Rewards.B14:Rewards.B2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895.57">
                <text:p>32895.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3468.49">
                <text:p>33468.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688.91">
                <text:p>33688.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28.89">
                <text:p>34428.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527.56">
                <text:p>34527.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372.1">
                <text:p>34372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162.42">
                <text:p>34162.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3898.14">
                <text:p>33898.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3667.39">
                <text:p>33667.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580.92">
                <text:p>33580.9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3204.1">
                <text:p>33204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3251.49">
                <text:p>33251.4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233.23">
                <text:p>33233.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262.15">
                <text:p>33262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4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 chart:error-upper-range="Rewards.C3:Rewards.C11" chart:error-lower-range="Rewards.C3:Rewards.C11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 chart:error-upper-range="Rewards.E3:Rewards.E11" chart:error-lower-range="Rewards.E3:Rewards.E11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 chart:error-upper-range="Rewards.G3:Rewards.G11" chart:error-lower-range="Rewards.G3:Rewards.G11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26cm" svg:height="11.873cm" xlink:href=".." xlink:type="simple" chart:class="chart:line" chart:style-name="ch1">
        <chart:title svg:x="7.027cm" svg:y="0.373cm" chart:style-name="ch2">
          <text:p>Total Rewards vs Min Points (200 runs)</text:p>
        </chart:title>
        <chart:legend svg:x="18.022cm" svg:y="7.553cm" style:legend-expansion="custom" chartooo:width="2.902cm" chartooo:height="2.926cm" style:legend-expansion-aspect-ratio="0.991797676008202" chart:style-name="ch3"/>
        <chart:plot-area chart:style-name="ch4" table:cell-range-address="Rewards.A2:Rewards.G11" chart:data-source-has-labels="both" svg:x="0.44cm" svg:y="1.415cm" svg:width="21.146cm" svg:height="10.221cm">
          <chartooo:coordinate-region svg:x="1.617cm" svg:y="1.614cm" svg:width="19.782cm" svg:height="9.375cm"/>
          <chart:axis chart:dimension="x" chart:name="primary-x" chart:style-name="ch5" chartooo:axis-type="auto">
            <chartooo:date-scale/>
            <chart:categories table:cell-range-address="Rewards.A3:Reward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B11" chart:label-cell-address="Rewards.B2:Rewards.B2" chart:class="chart:line">
            <chart:data-point chart:repeated="9"/>
          </chart:series>
          <chart:series chart:style-name="ch9" chart:values-cell-range-address="Rewards.C3:Rewards.C11" chart:label-cell-address="Rewards.C2:Rewards.C2" chart:class="chart:line">
            <chart:data-point chart:repeated="9"/>
          </chart:series>
          <chart:series chart:style-name="ch10" chart:values-cell-range-address="Rewards.D3:Rewards.D11" chart:label-cell-address="Rewards.D2:Rewards.D2" chart:class="chart:line">
            <chart:data-point chart:repeated="9"/>
          </chart:series>
          <chart:series chart:style-name="ch11" chart:values-cell-range-address="Rewards.E3:Rewards.E11" chart:label-cell-address="Rewards.E2:Rewards.E2" chart:class="chart:line">
            <chart:data-point chart:repeated="9"/>
          </chart:series>
          <chart:series chart:style-name="ch12" chart:values-cell-range-address="Rewards.F3:Rewards.F11" chart:label-cell-address="Rewards.F2:Rewards.F2" chart:class="chart:line">
            <chart:data-point chart:repeated="9"/>
          </chart:series>
          <chart:series chart:style-name="ch13" chart:values-cell-range-address="Rewards.G3:Rewards.G11" chart:label-cell-address="Rewards.G2:Rewards.G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B2</svg:desc>
                </draw:g>
              </table:table-cell>
              <table:table-cell office:value-type="string">
                <text:p>Mid-noT</text:p>
                <draw:g>
                  <svg:desc>Rewards.C2:Rewards.C2</svg:desc>
                </draw:g>
              </table:table-cell>
              <table:table-cell office:value-type="string">
                <text:p>Any</text:p>
                <draw:g>
                  <svg:desc>Rewards.D2:Rewards.D2</svg:desc>
                </draw:g>
              </table:table-cell>
              <table:table-cell office:value-type="string">
                <text:p>Any-noT</text:p>
                <draw:g>
                  <svg:desc>Rewards.E2:Rewards.E2</svg:desc>
                </draw:g>
              </table:table-cell>
              <table:table-cell office:value-type="string">
                <text:p>Max</text:p>
                <draw:g>
                  <svg:desc>Rewards.F2:Rewards.F2</svg:desc>
                </draw:g>
              </table:table-cell>
              <table:table-cell office:value-type="string">
                <text:p>Max-noT</text:p>
                <draw:g>
                  <svg:desc>Rewards.G2:Rewards.G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ewards.A3:Rewards.A11</svg:desc>
                </draw:g>
              </table:table-cell>
              <table:table-cell office:value-type="float" office:value="42999.76">
                <text:p>42999.76</text:p>
                <draw:g>
                  <svg:desc>Rewards.B3:Rewards.B11</svg:desc>
                </draw:g>
              </table:table-cell>
              <table:table-cell office:value-type="float" office:value="42687.58">
                <text:p>42687.58</text:p>
                <draw:g>
                  <svg:desc>Rewards.C3:Rewards.C11</svg:desc>
                </draw:g>
              </table:table-cell>
              <table:table-cell office:value-type="float" office:value="46882.35">
                <text:p>46882.35</text:p>
                <draw:g>
                  <svg:desc>Rewards.D3:Rewards.D11</svg:desc>
                </draw:g>
              </table:table-cell>
              <table:table-cell office:value-type="float" office:value="47553.91">
                <text:p>47553.91</text:p>
                <draw:g>
                  <svg:desc>Rewards.E3:Rewards.E11</svg:desc>
                </draw:g>
              </table:table-cell>
              <table:table-cell office:value-type="float" office:value="46908.33">
                <text:p>46908.33</text:p>
                <draw:g>
                  <svg:desc>Rewards.F3:Rewards.F11</svg:desc>
                </draw:g>
              </table:table-cell>
              <table:table-cell office:value-type="float" office:value="47674.89">
                <text:p>47674.89</text:p>
                <draw:g>
                  <svg:desc>Rewards.G3:Rewards.G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6225.02">
                <text:p>46225.02</text:p>
              </table:table-cell>
              <table:table-cell office:value-type="float" office:value="46208.43">
                <text:p>46208.43</text:p>
              </table:table-cell>
              <table:table-cell office:value-type="float" office:value="48027.43">
                <text:p>48027.43</text:p>
              </table:table-cell>
              <table:table-cell office:value-type="float" office:value="48633.53">
                <text:p>48633.53</text:p>
              </table:table-cell>
              <table:table-cell office:value-type="float" office:value="48263.98">
                <text:p>48263.98</text:p>
              </table:table-cell>
              <table:table-cell office:value-type="float" office:value="48710.13">
                <text:p>48710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829.35">
                <text:p>47829.35</text:p>
              </table:table-cell>
              <table:table-cell office:value-type="float" office:value="47854.59">
                <text:p>47854.59</text:p>
              </table:table-cell>
              <table:table-cell office:value-type="float" office:value="48445.63">
                <text:p>48445.63</text:p>
              </table:table-cell>
              <table:table-cell office:value-type="float" office:value="48834.18">
                <text:p>48834.18</text:p>
              </table:table-cell>
              <table:table-cell office:value-type="float" office:value="48427.93">
                <text:p>48427.93</text:p>
              </table:table-cell>
              <table:table-cell office:value-type="float" office:value="49140.5">
                <text:p>4914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8144.94">
                <text:p>48144.94</text:p>
              </table:table-cell>
              <table:table-cell office:value-type="float" office:value="48157.78">
                <text:p>48157.78</text:p>
              </table:table-cell>
              <table:table-cell office:value-type="float" office:value="48546.15">
                <text:p>48546.15</text:p>
              </table:table-cell>
              <table:table-cell office:value-type="float" office:value="48779.86">
                <text:p>48779.86</text:p>
              </table:table-cell>
              <table:table-cell office:value-type="float" office:value="48496.14">
                <text:p>48496.14</text:p>
              </table:table-cell>
              <table:table-cell office:value-type="float" office:value="49046.8">
                <text:p>49046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022.85">
                <text:p>48022.85</text:p>
              </table:table-cell>
              <table:table-cell office:value-type="float" office:value="48418.07">
                <text:p>48418.07</text:p>
              </table:table-cell>
              <table:table-cell office:value-type="float" office:value="48496.67">
                <text:p>48496.67</text:p>
              </table:table-cell>
              <table:table-cell office:value-type="float" office:value="48625.36">
                <text:p>48625.36</text:p>
              </table:table-cell>
              <table:table-cell office:value-type="float" office:value="48338.06">
                <text:p>48338.06</text:p>
              </table:table-cell>
              <table:table-cell office:value-type="float" office:value="48906.64">
                <text:p>48906.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008.73">
                <text:p>48008.73</text:p>
              </table:table-cell>
              <table:table-cell office:value-type="float" office:value="48088.3">
                <text:p>48088.3</text:p>
              </table:table-cell>
              <table:table-cell office:value-type="float" office:value="48315.15">
                <text:p>48315.15</text:p>
              </table:table-cell>
              <table:table-cell office:value-type="float" office:value="48709.15">
                <text:p>48709.15</text:p>
              </table:table-cell>
              <table:table-cell office:value-type="float" office:value="48058.65">
                <text:p>48058.65</text:p>
              </table:table-cell>
              <table:table-cell office:value-type="float" office:value="48638.48">
                <text:p>48638.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838.29">
                <text:p>47838.29</text:p>
              </table:table-cell>
              <table:table-cell office:value-type="float" office:value="47946.22">
                <text:p>47946.22</text:p>
              </table:table-cell>
              <table:table-cell office:value-type="float" office:value="47937.65">
                <text:p>47937.65</text:p>
              </table:table-cell>
              <table:table-cell office:value-type="float" office:value="48278.69">
                <text:p>48278.69</text:p>
              </table:table-cell>
              <table:table-cell office:value-type="float" office:value="47992.55">
                <text:p>47992.55</text:p>
              </table:table-cell>
              <table:table-cell office:value-type="float" office:value="48423.9">
                <text:p>48423.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7743.86">
                <text:p>47743.86</text:p>
              </table:table-cell>
              <table:table-cell office:value-type="float" office:value="47843.03">
                <text:p>47843.03</text:p>
              </table:table-cell>
              <table:table-cell office:value-type="float" office:value="47743.33">
                <text:p>47743.33</text:p>
              </table:table-cell>
              <table:table-cell office:value-type="float" office:value="48268.48">
                <text:p>48268.48</text:p>
              </table:table-cell>
              <table:table-cell office:value-type="float" office:value="47960.82">
                <text:p>47960.82</text:p>
              </table:table-cell>
              <table:table-cell office:value-type="float" office:value="48282.57">
                <text:p>48282.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472.83">
                <text:p>47472.83</text:p>
              </table:table-cell>
              <table:table-cell office:value-type="float" office:value="47875.57">
                <text:p>47875.57</text:p>
              </table:table-cell>
              <table:table-cell office:value-type="float" office:value="47665.69">
                <text:p>47665.69</text:p>
              </table:table-cell>
              <table:table-cell office:value-type="float" office:value="47859.79">
                <text:p>47859.79</text:p>
              </table:table-cell>
              <table:table-cell office:value-type="float" office:value="47374.26">
                <text:p>47374.26</text:p>
              </table:table-cell>
              <table:table-cell office:value-type="float" office:value="48092.36">
                <text:p>48092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5.727cm" svg:y="0.359cm" chart:style-name="ch2">
          <text:p>Splits for Max-noT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A11 Splits.J2:Splits.K2 Splits.L3:Splits.M11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M3:Splits.M11" chart:label-cell-address="Splits.K2:Splits.K2" chart:class="chart:area">
            <chart:data-point chart:repeated="9"/>
          </chart:series>
          <chart:series chart:style-name="ch8" chart:values-cell-range-address="Splits.L3:Splits.L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444.31">
                <text:p>444.31</text:p>
                <draw:g>
                  <svg:desc>Splits.M3:Splits.M11</svg:desc>
                </draw:g>
              </table:table-cell>
              <table:table-cell office:value-type="float" office:value="572.43">
                <text:p>572.43</text:p>
                <draw:g>
                  <svg:desc>Splits.L3:Splits.L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4.85">
                <text:p>384.85</text:p>
              </table:table-cell>
              <table:table-cell office:value-type="float" office:value="439.96">
                <text:p>439.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2.06">
                <text:p>352.06</text:p>
              </table:table-cell>
              <table:table-cell office:value-type="float" office:value="385.69">
                <text:p>385.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4.45">
                <text:p>324.45</text:p>
              </table:table-cell>
              <table:table-cell office:value-type="float" office:value="348.14">
                <text:p>348.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1.07">
                <text:p>301.07</text:p>
              </table:table-cell>
              <table:table-cell office:value-type="float" office:value="318.57">
                <text:p>318.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2.06">
                <text:p>282.06</text:p>
              </table:table-cell>
              <table:table-cell office:value-type="float" office:value="295.39">
                <text:p>295.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3.1">
                <text:p>263.1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5.7">
                <text:p>245.7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9.02">
                <text:p>229.02</text:p>
              </table:table-cell>
              <table:table-cell office:value-type="float" office:value="235.72">
                <text:p>235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6.164cm" svg:y="0.359cm" chart:style-name="ch2">
          <text:p>Splits for Max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A11 Splits.J2:Splits.K11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K3:Splits.K11" chart:label-cell-address="Splits.K2:Splits.K2" chart:class="chart:area">
            <chart:data-point chart:repeated="9"/>
          </chart:series>
          <chart:series chart:style-name="ch8" chart:values-cell-range-address="Splits.J3:Splits.J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411.24">
                <text:p>411.24</text:p>
                <draw:g>
                  <svg:desc>Splits.K3:Splits.K11</svg:desc>
                </draw:g>
              </table:table-cell>
              <table:table-cell office:value-type="float" office:value="543.41">
                <text:p>543.41</text:p>
                <draw:g>
                  <svg:desc>Splits.J3:Splits.J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63.54">
                <text:p>363.54</text:p>
              </table:table-cell>
              <table:table-cell office:value-type="float" office:value="419.71">
                <text:p>419.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3.49">
                <text:p>333.49</text:p>
              </table:table-cell>
              <table:table-cell office:value-type="float" office:value="364.78">
                <text:p>364.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7.57">
                <text:p>307.57</text:p>
              </table:table-cell>
              <table:table-cell office:value-type="float" office:value="328.77">
                <text:p>328.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7.92">
                <text:p>287.9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9.78">
                <text:p>269.78</text:p>
              </table:table-cell>
              <table:table-cell office:value-type="float" office:value="282.52">
                <text:p>282.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0.82">
                <text:p>250.82</text:p>
              </table:table-cell>
              <table:table-cell office:value-type="float" office:value="261.01">
                <text:p>261.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37.63">
                <text:p>237.63</text:p>
              </table:table-cell>
              <table:table-cell office:value-type="float" office:value="245.82">
                <text:p>245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4.31">
                <text:p>224.31</text:p>
              </table:table-cell>
              <table:table-cell office:value-type="float" office:value="230.81">
                <text:p>230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6.23cm" svg:y="0.359cm" chart:style-name="ch2">
          <text:p>Splits for Mid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C11 Splits.J2:Splits.K2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C3:Splits.C11" chart:label-cell-address="Splits.K2:Splits.K2" chart:class="chart:area">
            <chart:data-point chart:repeated="9"/>
          </chart:series>
          <chart:series chart:style-name="ch8" chart:values-cell-range-address="Splits.B3:Splits.B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310.01">
                <text:p>310.01</text:p>
                <draw:g>
                  <svg:desc>Splits.C3:Splits.C11</svg:desc>
                </draw:g>
              </table:table-cell>
              <table:table-cell office:value-type="float" office:value="395.35">
                <text:p>395.35</text:p>
                <draw:g>
                  <svg:desc>Splits.B3:Splits.B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3.94">
                <text:p>313.94</text:p>
              </table:table-cell>
              <table:table-cell office:value-type="float" office:value="365.09">
                <text:p>365.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6.5">
                <text:p>306.5</text:p>
              </table:table-cell>
              <table:table-cell office:value-type="float" office:value="336.08">
                <text:p>336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1.07">
                <text:p>291.07</text:p>
              </table:table-cell>
              <table:table-cell office:value-type="float" office:value="310.46">
                <text:p>310.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0.52">
                <text:p>270.52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3.72">
                <text:p>253.72</text:p>
              </table:table-cell>
              <table:table-cell office:value-type="float" office:value="263.64">
                <text:p>263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5.81">
                <text:p>235.81</text:p>
              </table:table-cell>
              <table:table-cell office:value-type="float" office:value="243.19">
                <text:p>243.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0.62">
                <text:p>220.62</text:p>
              </table:table-cell>
              <table:table-cell office:value-type="float" office:value="226.81">
                <text:p>226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6.65">
                <text:p>206.65</text:p>
              </table:table-cell>
              <table:table-cell office:value-type="float" office:value="211.56">
                <text:p>211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5.793cm" svg:y="0.359cm" chart:style-name="ch2">
          <text:p>Splits for Mid-noT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A11 Splits.J2:Splits.K2 Splits.D3:Splits.E11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E3:Splits.E11" chart:label-cell-address="Splits.K2:Splits.K2" chart:class="chart:area">
            <chart:data-point chart:repeated="9"/>
          </chart:series>
          <chart:series chart:style-name="ch8" chart:values-cell-range-address="Splits.D3:Splits.D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341.18">
                <text:p>341.18</text:p>
                <draw:g>
                  <svg:desc>Splits.E3:Splits.E11</svg:desc>
                </draw:g>
              </table:table-cell>
              <table:table-cell office:value-type="float" office:value="421.05">
                <text:p>421.05</text:p>
                <draw:g>
                  <svg:desc>Splits.D3:Splits.D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2.69">
                <text:p>332.69</text:p>
              </table:table-cell>
              <table:table-cell office:value-type="float" office:value="381.63">
                <text:p>381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5.35">
                <text:p>315.35</text:p>
              </table:table-cell>
              <table:table-cell office:value-type="float" office:value="342.33">
                <text:p>342.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8.93">
                <text:p>298.93</text:p>
              </table:table-cell>
              <table:table-cell office:value-type="float" office:value="315.55">
                <text:p>315.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6.04">
                <text:p>276.04</text:p>
              </table:table-cell>
              <table:table-cell office:value-type="float" office:value="287.76">
                <text:p>287.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5.28">
                <text:p>255.28</text:p>
              </table:table-cell>
              <table:table-cell office:value-type="float" office:value="264.42">
                <text:p>264.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6.22">
                <text:p>236.22</text:p>
              </table:table-cell>
              <table:table-cell office:value-type="float" office:value="243.25">
                <text:p>243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1.85">
                <text:p>221.85</text:p>
              </table:table-cell>
              <table:table-cell office:value-type="float" office:value="227.69">
                <text:p>227.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7.59">
                <text:p>207.59</text:p>
              </table:table-cell>
              <table:table-cell office:value-type="float" office:value="212.25">
                <text:p>212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6.217cm" svg:y="0.359cm" chart:style-name="ch2">
          <text:p>Splits for Any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A11 Splits.J2:Splits.K2 Splits.F3:Splits.G11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G3:Splits.G11" chart:label-cell-address="Splits.K2:Splits.K2" chart:class="chart:area">
            <chart:data-point chart:repeated="9"/>
          </chart:series>
          <chart:series chart:style-name="ch8" chart:values-cell-range-address="Splits.F3:Splits.F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412.33">
                <text:p>412.33</text:p>
                <draw:g>
                  <svg:desc>Splits.G3:Splits.G11</svg:desc>
                </draw:g>
              </table:table-cell>
              <table:table-cell office:value-type="float" office:value="547.37">
                <text:p>547.37</text:p>
                <draw:g>
                  <svg:desc>Splits.F3:Splits.F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66.68">
                <text:p>366.68</text:p>
              </table:table-cell>
              <table:table-cell office:value-type="float" office:value="421.81">
                <text:p>421.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3.95">
                <text:p>333.95</text:p>
              </table:table-cell>
              <table:table-cell office:value-type="float" office:value="365.42">
                <text:p>365.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9.31">
                <text:p>309.31</text:p>
              </table:table-cell>
              <table:table-cell office:value-type="float" office:value="330.11">
                <text:p>33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8.29">
                <text:p>288.29</text:p>
              </table:table-cell>
              <table:table-cell office:value-type="float" office:value="304.12">
                <text:p>304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8.91">
                <text:p>268.91</text:p>
              </table:table-cell>
              <table:table-cell office:value-type="float" office:value="281.47">
                <text:p>281.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3.66">
                <text:p>253.66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37.14">
                <text:p>237.14</text:p>
              </table:table-cell>
              <table:table-cell office:value-type="float" office:value="245.38">
                <text:p>245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3.9">
                <text:p>223.9</text:p>
              </table:table-cell>
              <table:table-cell office:value-type="float" office:value="230.44">
                <text:p>230.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5.78cm" svg:y="0.359cm" chart:style-name="ch2">
          <text:p>Splits for Any-noT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3:Splits.A11 Splits.J2:Splits.K2 Splits.H3:Splits.I11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3:Spli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I3:Splits.I11" chart:label-cell-address="Splits.K2:Splits.K2" chart:class="chart:area">
            <chart:data-point chart:repeated="9"/>
          </chart:series>
          <chart:series chart:style-name="ch8" chart:values-cell-range-address="Splits.H3:Splits.H11" chart:label-cell-address="Splits.J2:Splits.J2" chart:class="chart:area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3:Splits.A11</svg:desc>
                </draw:g>
              </table:table-cell>
              <table:table-cell office:value-type="float" office:value="445.65">
                <text:p>445.65</text:p>
                <draw:g>
                  <svg:desc>Splits.I3:Splits.I11</svg:desc>
                </draw:g>
              </table:table-cell>
              <table:table-cell office:value-type="float" office:value="575.43">
                <text:p>575.43</text:p>
                <draw:g>
                  <svg:desc>Splits.H3:Splits.H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9.4">
                <text:p>389.4</text:p>
              </table:table-cell>
              <table:table-cell office:value-type="float" office:value="445.4">
                <text:p>445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3.27">
                <text:p>353.27</text:p>
              </table:table-cell>
              <table:table-cell office:value-type="float" office:value="387.15">
                <text:p>387.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6.87">
                <text:p>326.87</text:p>
              </table:table-cell>
              <table:table-cell office:value-type="float" office:value="350.8">
                <text:p>350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4.64">
                <text:p>304.64</text:p>
              </table:table-cell>
              <table:table-cell office:value-type="float" office:value="321.22">
                <text:p>321.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2.75">
                <text:p>282.7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3.78">
                <text:p>263.78</text:p>
              </table:table-cell>
              <table:table-cell office:value-type="float" office:value="274.58">
                <text:p>274.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6.63">
                <text:p>246.63</text:p>
              </table:table-cell>
              <table:table-cell office:value-type="float" office:value="254.71">
                <text:p>254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9.56">
                <text:p>229.56</text:p>
              </table:table-cell>
              <table:table-cell office:value-type="float" office:value="236.42">
                <text:p>236.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23cm" chart:symbol-height="0.223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area" chart:style-name="ch1">
        <chart:title svg:x="6.137cm" svg:y="0.359cm" chart:style-name="ch2">
          <text:p>Splits for QDT vs Min Points (200 runs)</text:p>
        </chart:title>
        <chart:legend svg:x="15.559cm" svg:y="1.852cm" style:legend-expansion="custom" chartooo:width="3.897cm" chartooo:height="2.269cm" style:legend-expansion-aspect-ratio="1.71749669457911" chart:style-name="ch3"/>
        <chart:plot-area chart:style-name="ch4" table:cell-range-address="Splits.A15:Splits.C29 Splits.J2:Splits.K2" chart:data-source-has-labels="both" svg:x="0.404cm" svg:y="1.387cm" svg:width="19.439cm" svg:height="9.553cm">
          <chartooo:coordinate-region svg:x="1.211cm" svg:y="1.586cm" svg:width="18.445cm" svg:height="8.707cm"/>
          <chart:axis chart:dimension="x" chart:name="primary-x" chart:style-name="ch5" chartooo:axis-type="auto">
            <chartooo:date-scale/>
            <chart:categories table:cell-range-address="Splits.A15:Splits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C15:Splits.C29" chart:label-cell-address="Splits.K2:Splits.K2" chart:class="chart:area">
            <chart:data-point chart:repeated="15"/>
          </chart:series>
          <chart:series chart:style-name="ch8" chart:values-cell-range-address="Splits.B15:Splits.B29" chart:label-cell-address="Splits.J2:Splits.J2" chart:class="chart:area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nted Splits</text:p>
                <draw:g>
                  <svg:desc>Splits.K2:Splits.K2</svg:desc>
                </draw:g>
              </table:table-cell>
              <table:table-cell office:value-type="string">
                <text:p>Total Splits</text:p>
                <draw:g>
                  <svg:desc>Splits.J2:Splits.J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lits.A15:Splits.A29</svg:desc>
                </draw:g>
              </table:table-cell>
              <table:table-cell office:value-type="float" office:value="120.33">
                <text:p>120.33</text:p>
                <draw:g>
                  <svg:desc>Splits.C15:Splits.C29</svg:desc>
                </draw:g>
              </table:table-cell>
              <table:table-cell office:value-type="float" office:value="175.48">
                <text:p>175.48</text:p>
                <draw:g>
                  <svg:desc>Splits.B15:Splits.B2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7.07">
                <text:p>117.07</text:p>
              </table:table-cell>
              <table:table-cell office:value-type="float" office:value="145.56">
                <text:p>145.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4.56">
                <text:p>104.56</text:p>
              </table:table-cell>
              <table:table-cell office:value-type="float" office:value="123.63">
                <text:p>123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.58">
                <text:p>91.58</text:p>
              </table:table-cell>
              <table:table-cell office:value-type="float" office:value="104.16">
                <text:p>104.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19">
                <text:p>83.19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5.18">
                <text:p>75.18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8.58">
                <text:p>68.58</text:p>
              </table:table-cell>
              <table:table-cell office:value-type="float" office:value="72.47">
                <text:p>72.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2.74">
                <text:p>62.74</text:p>
              </table:table-cell>
              <table:table-cell office:value-type="float" office:value="65.68">
                <text:p>65.6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8.01">
                <text:p>58.0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74">
                <text:p>53.74</text:p>
              </table:table-cell>
              <table:table-cell office:value-type="float" office:value="55.33">
                <text:p>55.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9.76">
                <text:p>49.76</text:p>
              </table:table-cell>
              <table:table-cell office:value-type="float" office:value="51.08">
                <text:p>51.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6.53">
                <text:p>46.53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3.33">
                <text:p>43.33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.47">
                <text:p>40.47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.19">
                <text:p>38.19</text:p>
              </table:table-cell>
              <table:table-cell office:value-type="float" office:value="38.77">
                <text:p>38.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